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BMPlexMono" svg:font-family="IBMPlexMono, Monaco, 'Courier New'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3.903cm"/>
    </style:style>
    <style:style style:name="Table1.B" style:family="table-column">
      <style:table-column-properties style:column-width="1.304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401cm"/>
    </style:style>
    <style:style style:name="Table1.E" style:family="table-column">
      <style:table-column-properties style:column-width="1.6cm"/>
    </style:style>
    <style:style style:name="Table1.F" style:family="table-column">
      <style:table-column-properties style:column-width="2.939cm"/>
    </style:style>
    <style:style style:name="Table1.G" style:family="table-column">
      <style:table-column-properties style:column-width="1.997cm"/>
    </style:style>
    <style:style style:name="Table1.H" style:family="table-column">
      <style:table-column-properties style:column-width="1.736cm"/>
    </style:style>
    <style:style style:name="Table1.I" style:family="table-column">
      <style:table-column-properties style:column-width="1.476cm"/>
    </style:style>
    <style:style style:name="Table1.J" style:family="table-column">
      <style:table-column-properties style:column-width="1.302cm"/>
    </style:style>
    <style:style style:name="Table1.K" style:family="table-column">
      <style:table-column-properties style:column-width="1.649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text-properties officeooo:paragraph-rsid="0003958d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0d745e" officeooo:paragraph-rsid="000d745e"/>
    </style:style>
    <style:style style:name="P5" style:family="paragraph" style:parent-style-name="Standard">
      <style:paragraph-properties fo:text-align="end" style:justify-single-word="false"/>
      <style:text-properties style:font-name="Arial" fo:font-size="6.5pt" officeooo:paragraph-rsid="000d0d8b" style:font-size-asian="6.5pt" style:font-size-complex="6.5pt"/>
    </style:style>
    <style:style style:name="P6" style:family="paragraph" style:parent-style-name="Standard">
      <style:paragraph-properties fo:text-align="end" style:justify-single-word="false"/>
      <style:text-properties style:font-name="Arial" fo:font-size="6.5pt" officeooo:paragraph-rsid="001e1d39" style:font-size-asian="6.5pt" style:font-size-complex="6.5pt"/>
    </style:style>
    <style:style style:name="P7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8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1e1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AppleSystemUIFont" fo:font-size="13pt" officeooo:paragraph-rsid="000d0d8b" style:font-size-asian="13pt" style:font-size-complex="6.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6.5pt" officeooo:rsid="001e1d39" officeooo:paragraph-rsid="001e1d39" style:font-size-asian="6.5pt" style:font-size-complex="6.5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officeooo:rsid="000d0d8b"/>
    </style:style>
    <style:style style:name="T6" style:family="text">
      <style:text-properties officeooo:rsid="000d2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3"><text:span text:style-name="T2">Reporte de Ingresos</text:span></text:p>
      <text:p text:style-name="P7" loext:marker-style-name="T3"><text:span text:style-name="T4">Histórico</text:span></text:p>
      <text:p text:style-name="P7" loext:marker-style-name="T3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16">Nombre de la Actividad</text:p>
          </table:table-cell>
          <table:table-cell table:style-name="Table1.A1" office:value-type="string">
            <text:p text:style-name="P17">Fecha</text:p>
          </table:table-cell>
          <table:table-cell table:style-name="Table1.A1" office:value-type="string">
            <text:p text:style-name="P18">Monto Anterior</text:p>
          </table:table-cell>
          <table:table-cell table:style-name="Table1.A1" office:value-type="string">
            <text:p text:style-name="P18">Monto Nuevo</text:p>
          </table:table-cell>
          <table:table-cell table:style-name="Table1.A1" office:value-type="string">
            <text:p text:style-name="P18">Monto Ingreso</text:p>
          </table:table-cell>
          <table:table-cell table:style-name="Table1.A1" office:value-type="string">
            <text:p text:style-name="P17">Razón</text:p>
          </table:table-cell>
          <table:table-cell table:style-name="Table1.A1" office:value-type="string">
            <text:p text:style-name="P17">Numero Documento</text:p>
          </table:table-cell>
          <table:table-cell table:style-name="Table1.A1" office:value-type="string">
            <text:p text:style-name="P17">No Transaccion</text:p>
          </table:table-cell>
          <table:table-cell table:style-name="Table1.A1" office:value-type="string">
            <text:p text:style-name="P17">Tipo Ingreso</text:p>
          </table:table-cell>
          <table:table-cell table:style-name="Table1.A1" office:value-type="string">
            <text:p text:style-name="P17">Tipo Control</text:p>
          </table:table-cell>
          <table:table-cell table:style-name="Table1.A1" office:value-type="string">
            <text:p text:style-name="P17">Tipo Aportacion</text:p>
          </table:table-cell>
        </table:table-row>
        <table:table-row>
          <table:table-cell table:style-name="Table1.A1" office:value-type="string">
            <text:p text:style-name="P11">{d.<text:span text:style-name="T5">ingreso</text:span><text:span text:style-name="T1">[i]</text:span>.nombreActividad}</text:p>
          </table:table-cell>
          <table:table-cell table:style-name="Table1.A1" office:value-type="string">
            <text:p text:style-name="P11">{d.<text:span text:style-name="T5">ingreso</text:span><text:span text:style-name="T1">[i]</text:span>.fechaActividad}</text:p>
          </table:table-cell>
          <table:table-cell table:style-name="Table1.A1" office:value-type="string">
            <text:p text:style-name="P10">{d.<text:span text:style-name="T5">ingreso</text:span><text:span text:style-name="T1">[i]</text:span>.montoAnterior}</text:p>
          </table:table-cell>
          <table:table-cell table:style-name="Table1.A1" office:value-type="string">
            <text:p text:style-name="P10">{d.<text:span text:style-name="T5">ingreso</text:span><text:span text:style-name="T1">[i]</text:span>.montoNuevo}</text:p>
          </table:table-cell>
          <table:table-cell table:style-name="Table1.A1" office:value-type="string">
            <text:p text:style-name="P10">{d.<text:span text:style-name="T5">ingreso</text:span><text:span text:style-name="T1">[i]</text:span>.montoIngreso}</text:p>
          </table:table-cell>
          <table:table-cell table:style-name="Table1.A1" office:value-type="string">
            <text:p text:style-name="P11">{d.<text:span text:style-name="T5">ingreso</text:span><text:span text:style-name="T1">[i]</text:span>.<text:span text:style-name="T6">razon</text:span>}</text:p>
          </table:table-cell>
          <table:table-cell table:style-name="Table1.A1" office:value-type="string">
            <text:p text:style-name="P11">{d.<text:span text:style-name="T5">ingreso</text:span><text:span text:style-name="T1">[i]</text:span>.<text:span text:style-name="T6">dui</text:span>}</text:p>
          </table:table-cell>
          <table:table-cell table:style-name="Table1.A1" office:value-type="string">
            <text:p text:style-name="P11">{d.<text:span text:style-name="T5">ingreso</text:span><text:span text:style-name="T1">[i]</text:span>.noTransaccion}</text:p>
          </table:table-cell>
          <table:table-cell table:style-name="Table1.A1" office:value-type="string">
            <text:p text:style-name="P11">{d.<text:span text:style-name="T5">ingreso</text:span><text:span text:style-name="T1">[i]</text:span>.tipoIngreso}</text:p>
          </table:table-cell>
          <table:table-cell table:style-name="Table1.A1" office:value-type="string">
            <text:p text:style-name="P11">{d.<text:span text:style-name="T5">ingreso</text:span><text:span text:style-name="T1">[i]</text:span>.tipoAportacion}</text:p>
          </table:table-cell>
          <table:table-cell table:style-name="Table1.A1" office:value-type="string">
            <text:p text:style-name="P11">{d.<text:span text:style-name="T5">ingreso</text:span><text:span text:style-name="T1">[i]</text:span>.tipoControl}</text:p>
          </table:table-cell>
        </table:table-row>
        <table:table-row>
          <table:table-cell table:style-name="Table1.A1" office:value-type="string">
            <text:p text:style-name="P12">{d.<text:span text:style-name="T5">ingreso</text:span><text:span text:style-name="T1">[i</text:span><text:span text:style-name="T5">+1</text:span><text:span text:style-name="T1">]</text:span>.nombreActividad}</text:p>
          </table:table-cell>
          <table:table-cell table:style-name="Table1.A1" office:value-type="string">
            <text:p text:style-name="P11">{d.<text:span text:style-name="T5">ingreso</text:span><text:span text:style-name="T1">[i</text:span><text:span text:style-name="T6">+1</text:span><text:span text:style-name="T1">]</text:span>.fechaActividad}</text:p>
          </table:table-cell>
          <table:table-cell table:style-name="Table1.A1" office:value-type="string">
            <text:p text:style-name="P10">{d.<text:span text:style-name="T5">ingreso</text:span><text:span text:style-name="T1">[i</text:span><text:span text:style-name="T6">+1</text:span><text:span text:style-name="T1">]</text:span>.montoAnterior }</text:p>
          </table:table-cell>
          <table:table-cell table:style-name="Table1.A1" office:value-type="string">
            <text:p text:style-name="P10">{d.<text:span text:style-name="T5">ingreso</text:span><text:span text:style-name="T1">[i</text:span><text:span text:style-name="T6">+1</text:span><text:span text:style-name="T1">]</text:span>.montoNuevo }</text:p>
          </table:table-cell>
          <table:table-cell table:style-name="Table1.A1" office:value-type="string">
            <text:p text:style-name="P10">{d.<text:span text:style-name="T5">ingreso</text:span><text:span text:style-name="T1">[i</text:span><text:span text:style-name="T6">+1</text:span><text:span text:style-name="T1">]</text:span>.montoIngreso}</text:p>
          </table:table-cell>
          <table:table-cell table:style-name="Table1.A1" office:value-type="string">
            <text:p text:style-name="P13">{d.<text:span text:style-name="T5">ingreso</text:span><text:span text:style-name="T1">[i</text:span><text:span text:style-name="T6">+1</text:span><text:span text:style-name="T1">]</text:span>.<text:span text:style-name="T6">razon</text:span>}</text:p>
          </table:table-cell>
          <table:table-cell table:style-name="Table1.A1" office:value-type="string">
            <text:p text:style-name="P13">{d.<text:span text:style-name="T5">ingreso</text:span><text:span text:style-name="T1">[i</text:span><text:span text:style-name="T6">+1</text:span><text:span text:style-name="T1">]</text:span>.<text:span text:style-name="T6">dui</text:span>}</text:p>
          </table:table-cell>
          <table:table-cell table:style-name="Table1.A1" office:value-type="string">
            <text:p text:style-name="P13">{d.<text:span text:style-name="T5">ingreso</text:span><text:span text:style-name="T1">[i</text:span><text:span text:style-name="T6">+1</text:span><text:span text:style-name="T1">]</text:span>.noTransaccion}</text:p>
          </table:table-cell>
          <table:table-cell table:style-name="Table1.A1" office:value-type="string">
            <text:p text:style-name="P13">{d.<text:span text:style-name="T5">ingreso</text:span><text:span text:style-name="T1">[i</text:span><text:span text:style-name="T6">+1</text:span><text:span text:style-name="T1">]</text:span>.tipoIngreso}</text:p>
          </table:table-cell>
          <table:table-cell table:style-name="Table1.A1" office:value-type="string">
            <text:p text:style-name="P13">{d.<text:span text:style-name="T5">ingreso</text:span><text:span text:style-name="T1">[i</text:span><text:span text:style-name="T6">+1</text:span><text:span text:style-name="T1">]</text:span>.tipoAportacion}</text:p>
          </table:table-cell>
          <table:table-cell table:style-name="Table1.A1" office:value-type="string">
            <text:p text:style-name="P13">{d.<text:span text:style-name="T5">ingreso</text:span><text:span text:style-name="T1">[i</text:span><text:span text:style-name="T6">+1</text:span><text:span text:style-name="T1">]</text:span>.tipoControl}</text:p>
          </table:table-cell>
        </table:table-row>
        <table:table-row>
          <table:table-cell table:style-name="Table1.A4" table:number-columns-spanned="2" office:value-type="string">
            <text:p text:style-name="P15">Total Ingreso</text:p>
          </table:table-cell>
          <table:covered-table-cell/>
          <table:table-cell table:style-name="Table1.A4" office:value-type="string">
            <text:p text:style-name="P5" loext:marker-style-name="T3"><text:span text:style-name="T2"/></text:p>
          </table:table-cell>
          <table:table-cell table:style-name="Table1.A4" office:value-type="string">
            <text:p text:style-name="P6" loext:marker-style-name="T3">{d.total} </text:p>
          </table:table-cell>
          <table:table-cell table:style-name="Table1.A4" office:value-type="string">
            <text:p text:style-name="P14" loext:marker-style-name="T3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BMPlexMono" svg:font-family="IBMPlexMono, Monaco, 'Courier New'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0-25T20:53:48.773043426</dc:date>
    <meta:editing-duration>PT1H6M25S</meta:editing-duration>
    <meta:editing-cycles>27</meta:editing-cycles>
    <meta:document-statistic meta:table-count="1" meta:image-count="0" meta:object-count="0" meta:page-count="1" meta:paragraph-count="37" meta:word-count="53" meta:character-count="786" meta:non-whitespace-character-count="769"/>
  </office:meta>
</office:document-meta>
</file>